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 Neue" svg:font-family="'Helvetica Neue', Helvetica, 'Arial Unicode MS', Aria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randon West</text:p>
      <text:p text:style-name="Standard"/>
      <text:p text:style-name="Standard">Chapter 13.8 HW</text:p>
      <text:p text:style-name="Standard">Pseudocode</text:p>
      <text:p text:style-name="Standard"/>
      <text:p text:style-name="Standard"/>
      <text:p text:style-name="Standard"/>
      <text:p text:style-name="Standard">include libraries:</text:p>
      <text:p text:style-name="Standard">cstdlib, iomanip, oistream</text:p>
      <text:p text:style-name="Standard"/>
      <text:p text:style-name="Standard">Class Declaration:</text:p>
      <text:p text:style-name="Standard">TstScore</text:p>
      <text:p text:style-name="Standard"/>
      <text:p text:style-name="Standard">Declare private members:</text:p>
      <text:p text:style-name="Standard">int score;<text:tab/>//test score for each student<text:tab/><text:tab/></text:p>
      <text:p text:style-name="Standard">int avg;<text:tab/>//Averge test score for all students</text:p>
      <text:p text:style-name="Standard"/>
      <text:p text:style-name="Standard">Declare Public:</text:p>
      <text:p text:style-name="Standard">constructor: initialize score and avg to zero</text:p>
      <text:p text:style-name="Standard">void setScor() <text:s text:c="2"/>//Called when user needs to enter test scores</text:p>
      <text:p text:style-name="Standard">void getAvg() //Called when user needs to get average test scores</text:p>
      <text:p text:style-name="Standard"/>
      <text:p text:style-name="Standard">Output: Ask user to enter test score for each student</text:p>
      <text:p text:style-name="Standard">//Call setScor member function</text:p>
      <text:p text:style-name="Standard"/>
      <text:p text:style-name="Standard">Next program will call getAvg function to calculate the average test score for each student.</text:p>
      <text:p text:style-name="Standard"/>
      <text:p text:style-name="Standard">Next program will output the calculated average.</text:p>
      <text:p text:style-name="Standard">Output result:<text:tab/><text:tab/>student total test score / number of tests.</text:p>
      <text:p text:style-name="Standard"/>
      <text:p text:style-name="Standard">Close applic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 Neue" svg:font-family="'Helvetica Neue', Helvetica, 'Arial Unicode MS', Aria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0-20T13:55:32.63</meta:creation-date>
    <meta:document-statistic meta:table-count="0" meta:image-count="0" meta:object-count="0" meta:page-count="1" meta:paragraph-count="20" meta:word-count="110" meta:character-count="705"/>
    <dc:date>2017-10-20T14:12:03.23</dc:date>
    <meta:editing-duration>PT20S</meta:editing-duration>
    <meta:editing-cycles>1</meta:editing-cycles>
    <meta:generator>OpenOffice/4.1.3$Win32 OpenOffice.org_project/413m1$Build-9783</meta:generator>
  </office:meta>
</office:document-meta>
</file>